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text-properties fo:font-weight="bold" officeooo:rsid="000e8c10" officeooo:paragraph-rsid="000e8c10" style:font-weight-asian="bold" style:font-weight-complex="bold"/>
    </style:style>
    <style:style style:name="P3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e8c10" officeooo:paragraph-rsid="000e8c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7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8" style:family="paragraph" style:parent-style-name="Standard">
      <style:text-properties officeooo:rsid="000e8c10" officeooo:paragraph-rsid="000e8c10"/>
    </style:style>
    <style:style style:name="P9" style:family="paragraph" style:parent-style-name="Standard">
      <style:text-properties officeooo:rsid="000f5ae4" officeooo:paragraph-rsid="000f5ae4"/>
    </style:style>
    <style:style style:name="T1" style:family="text">
      <style:text-properties officeooo:rsid="000a6f42"/>
    </style:style>
    <style:style style:name="T2" style:family="text">
      <style:text-properties officeooo:rsid="000e8c10"/>
    </style:style>
    <style:style style:name="T3" style:family="text">
      <style:text-properties officeooo:rsid="000f5ae4"/>
    </style:style>
    <style:style style:name="T4" style:family="text">
      <style:text-properties officeooo:rsid="000f9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ngs to be added or fixed</text:p>
      <text:p text:style-name="P4"/>
      <text:p text:style-name="P6">Understanding How Sprint Orienteers Make Decisions</text:p>
      <text:p text:style-name="P6"/>
      <text:p text:style-name="P2">To be added</text:p>
      <text:p text:style-name="P8">More trials,</text:p>
      <text:p text:style-name="P9">different trial types</text:p>
      <text:p text:style-name="P1"/>
      <text:p text:style-name="P2">To be fixed</text:p>
      <text:p text:style-name="P8"><text:span text:style-name="T3">Randomisation of the experiment order</text:span>.</text:p>
      <text:p text:style-name="P9">Cookies to record repeat visitors.</text:p>
      <text:p text:style-name="P1"/>
      <text:p text:style-name="P3">Inquiries</text:p>
      <text:p text:style-name="P7"><text:span text:style-name="T2">Please address your </text:span>questions <text:span text:style-name="T2">to</text:span> <text:span text:style-name="T1">Ian Davies</text:span> (+61 4 <text:span text:style-name="T1">0006</text:span> <text:span text:style-name="T1">0971</text:span>, email. <text:span text:style-name="T4">idav@netspace.net</text:span>.a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09T07:00:58.764603699</dc:date>
    <meta:editing-duration>PT1H48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7" meta:character-count="304" meta:non-whitespace-character-count="267"/>
  </office:meta>
</office:document-meta>
</file>